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rsid="001c61f6" officeooo:paragraph-rsid="001c61f6"/>
    </style:style>
    <style:style style:name="T1" style:family="text">
      <style:text-properties officeooo:rsid="001c61f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span text:style-name="T1">95 strán nudného čítania, čo sa podobá na BSI-200-3, len veľmi technické</text:span></text:p>
        </text:list-item>
        <text:list-item>
          <text:p text:style-name="P2">oplatí sa?</text:p>
        </text:list-item>
      </text:list>
      <text:p text:style-name="Standard"><text:a xlink:type="simple" xlink:href="https://nvlpubs.nist.gov/nistpubs/Legacy/SP/nistspecialpublication800-30r1.pdf" text:style-name="Internet_20_link" text:visited-style-name="Visited_20_Internet_20_Link">https://nvlpubs.nist.gov/nistpubs/Legacy/SP/nistspecialpublication800-30r1.pdf</text:a></text:p>
      <text:p text:style-name="Standard">Guide for Conducting Risk Assessment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sk" fo:country="SK" style:letter-kerning="true" style:font-name-asian="Noto Sans CJK HK" style:font-size-asian="10.5pt" style:language-asian="zh" style:country-asian="CN" style:font-name-complex="NotoSans NF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sk" fo:country="SK" style:letter-kerning="true" style:font-name-asian="Noto Sans CJK HK" style:font-size-asian="10.5pt" style:language-asian="zh" style:country-asian="CN" style:font-name-complex="NotoSans N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8T21:30:38.883162127</meta:creation-date>
    <dc:date>2026-02-08T21:32:05.526527795</dc:date>
    <meta:editing-duration>PT1M27S</meta:editing-duration>
    <meta:editing-cycles>1</meta:editing-cycles>
    <meta:generator>LibreOffice/24.8.7.2$Linux_X86_64 LibreOffice_project/480$Build-2</meta:generator>
    <meta:document-statistic meta:table-count="0" meta:image-count="0" meta:object-count="0" meta:page-count="1" meta:paragraph-count="4" meta:word-count="22" meta:character-count="199" meta:non-whitespace-character-count="183"/>
  </office:meta>
</office:document-meta>
</file>